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ftTreeCellRenderer.isRole(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eftTreeCellRenderer.isApplication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eftTreeCellRenderer.isHauskeysUser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eftTreeCellRenderer.getExternalUser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ftTreeCellRenderer.getApplication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ftTreeCellRenderer.getPermission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ftTreeCellRenderer.getRol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ftTreeCellRenderer.isPermission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eftTreeCellRenderer.isContainer( String name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eftTreeCellRenderer.LeftTreeCellRenderer( DefaultMutableTreeNode root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ftTreeCellRenderer.isProfile(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eftTreeCellRenderer.getTreeCellRendererComponent( JTree tree , Object value , boolean sel , boolean expanded , boolean leaf , int row , boolean hasFocus )</text:p>
          </table:table-cell>
          <table:table-cell office:value-type="float" office:value="34">
            <text:p text:style-name="Table_20_Contents">34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41">
            <text:p text:style-name="Table_20_Contents">141</text:p>
          </table:table-cell>
        </table:table-row>
        <table:table-row>
          <table:table-cell office:value-type="string">
            <text:p text:style-name="Table_20_Contents">LeftTreeCellRenderer.isRoot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ftTreeCellRenderer.isGroup(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eftTreeCellRenderer.isLocalUser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eftTreeCellRenderer.getLocalUser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ftTreeCellRenderer.getProfil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ftTreeCellRenderer.isExternalUser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eftTreeCellRenderer.getGroup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ftTreeCellRenderer.getHauskeysUser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